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i>K</mi>
          <msup>
            <mi>e</mi>
            <mrow>
              <mrow>
                <mo stretchy="false">−</mo>
                <mi mathvariant="italic">Ls</mi>
              </mrow>
            </mrow>
          </msup>
        </mrow>
        <mrow>
          <mrow>
            <mi mathvariant="italic">τs</mi>
            <mo stretchy="false">+</mo>
            <mn>1</mn>
          </mrow>
        </mrow>
      </mfrac>
    </mrow>
    <annotation encoding="StarMath 5.0">{K e^{-Ls} } over {τs + 1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11-23T03:03:44.994607996</meta:creation-date>
    <meta:generator>LibreOffice/4.1.2.3$Linux_X86_64 LibreOffice_project/410m0$Build-3</meta:generator>
  </office:meta>
</office:document-meta>
</file>